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ff" svg:stroke-opacity="50%" draw:opacity="50%" draw:textarea-horizontal-align="justify" draw:textarea-vertical-align="middle" draw:auto-grow-height="false" fo:min-height="2.036cm" fo:min-width="1.78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322cm" fo:min-width="1.78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svg:stroke-color="#6666ff" svg:stroke-opacity="50%" draw:fill-color="#ff0000" draw:opacity="50%" draw:textarea-horizontal-align="justify" draw:textarea-vertical-align="middle" draw:auto-grow-height="false" fo:min-height="2.036cm" fo:min-width="1.78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none"/>
      <style:paragraph-properties fo:line-height="150%" fo:text-align="center"/>
      <style:text-properties fo:font-size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0000"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style:text-position="-33% 58%"/>
    </style:style>
    <style:style style:name="T2" style:family="text">
      <style:text-properties fo:font-size="14pt"/>
    </style:style>
    <style:style style:name="T3" style:family="text">
      <style:text-properties style:text-position="-33% 58%" fo:font-size="14pt"/>
    </style:style>
    <style:style style:name="T4" style:family="text">
      <style:text-properties style:text-position="-33% 58%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2.286cm" svg:height="2.286cm" svg:x="7.62cm" svg:y="7.112cm">
            <text:p text:style-name="P1">A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286cm" svg:height="2.286cm" svg:x="10.668cm" svg:y="7.112cm">
            <text:p text:style-name="P1">A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286cm" svg:height="2.286cm" svg:x="17.018cm" svg:y="7.112cm">
            <text:p text:style-name="P1">A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286cm" svg:height="4.572cm" svg:x="7.62cm" svg:y="2.032cm">
            <text:p text:style-name="P3"><text:span text:style-name="T2">S</text:span><text:span text:style-name="T3">11</text:span></text:p>
            <text:p text:style-name="P3"><text:span text:style-name="T2">S</text:span><text:span text:style-name="T3">12</text:span></text:p>
            <text:p text:style-name="P3"><text:span text:style-name="T2">…</text:span></text:p>
            <text:p text:style-name="P3"><text:span text:style-name="T2">S</text:span><text:span text:style-name="T3">1p</text:span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286cm" svg:height="4.572cm" svg:x="10.668cm" svg:y="2.032cm">
            <text:p text:style-name="P3"><text:span text:style-name="T2">S</text:span><text:span text:style-name="T3">21</text:span></text:p>
            <text:p text:style-name="P3"><text:span text:style-name="T2">S</text:span><text:span text:style-name="T3">22</text:span></text:p>
            <text:p text:style-name="P3"><text:span text:style-name="T2">…</text:span></text:p>
            <text:p text:style-name="P3"><text:span text:style-name="T2">S</text:span><text:span text:style-name="T3">2p</text:span><text:span text:style-name="T4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286cm" svg:height="4.572cm" svg:x="17.018cm" svg:y="2.032cm">
            <text:p text:style-name="P3"><text:span text:style-name="T2">S</text:span><text:span text:style-name="T3">n1</text:span></text:p>
            <text:p text:style-name="P3"><text:span text:style-name="T2">S</text:span><text:span text:style-name="T3">n2</text:span></text:p>
            <text:p text:style-name="P3"><text:span text:style-name="T2">…</text:span></text:p>
            <text:p text:style-name="P3"><text:span text:style-name="T2">S</text:span><text:span text:style-name="T3">np</text:span><text:span text:style-name="T4">n</text:span></text:p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2.54cm" svg:height="0.962cm" svg:x="14.478cm" svg:y="7.674cm">
            <draw:text-box>
              <text:p>...</text:p>
            </draw:text-box>
          </draw:frame>
          <draw:custom-shape draw:style-name="gr4" draw:text-style-name="P6" draw:layer="layout" svg:width="2.286cm" svg:height="2.286cm" svg:x="12.446cm" svg:y="13.462cm">
            <text:p text:style-name="P1">C</text:p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8.89cm" svg:y1="9.398cm" svg:x2="12.446cm" svg:y2="13.462cm">
            <text:p/>
          </draw:line>
          <draw:line draw:style-name="gr5" draw:text-style-name="P7" draw:layer="layout" svg:x1="11.938cm" svg:y1="9.398cm" svg:x2="12.954cm" svg:y2="13.462cm">
            <text:p/>
          </draw:line>
          <draw:line draw:style-name="gr5" draw:text-style-name="P7" draw:layer="layout" svg:x1="18.288cm" svg:y1="9.398cm" svg:x2="14.732cm" svg:y2="13.462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23:39:46.929091327</meta:creation-date>
    <meta:editing-duration>PT37S</meta:editing-duration>
    <meta:editing-cycles>2</meta:editing-cycles>
    <meta:generator>LibreOffice/5.1.6.2$Linux_X86_64 LibreOffice_project/10m0$Build-2</meta:generator>
    <dc:date>2017-10-18T23:40:19.301466291</dc:date>
    <meta:document-statistic meta:object-count="37"/>
  </office:meta>
</office:document-meta>
</file>